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25-03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4612" calcext:value-type="float">
            <text:p>32.46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24-03-2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12592" calcext:value-type="float">
            <text:p>32.12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23-04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1.91256" calcext:value-type="float">
            <text:p>31.91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22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49752" calcext:value-type="float">
            <text:p>33.49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21-03-3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61944" calcext:value-type="float">
            <text:p>33.61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20-03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3.13176" calcext:value-type="float">
            <text:p>33.13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19-03-3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6496" calcext:value-type="float">
            <text:p>32.06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18-03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21736" calcext:value-type="float">
            <text:p>32.21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17-03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2.004" calcext:value-type="float">
            <text:p>32.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14-12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56176" calcext:value-type="float">
            <text:p>44.56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14-02-2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436" calcext:value-type="float">
            <text:p>44.04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13-0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76928" calcext:value-type="float">
            <text:p>43.76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12-02-0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9768" calcext:value-type="float">
            <text:p>42.39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11-01-0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18432" calcext:value-type="float">
            <text:p>42.18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10-02-12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9288" calcext:value-type="float">
            <text:p>42.09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09-04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004" calcext:value-type="float">
            <text:p>41.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08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228" calcext:value-type="float">
            <text:p>41.102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07-04-1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23004" calcext:value-type="float">
            <text:p>42.230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06-02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28672" calcext:value-type="float">
            <text:p>40.428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04-12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154352" calcext:value-type="float">
            <text:p>40.154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03-12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25168" calcext:value-type="float">
            <text:p>39.825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02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252144" calcext:value-type="float">
            <text:p>39.2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01-12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569392" calcext:value-type="float">
            <text:p>38.569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00-12-27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8.270688" calcext:value-type="float">
            <text:p>38.2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2000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929312" calcext:value-type="float">
            <text:p>37.929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99-01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73424" calcext:value-type="float">
            <text:p>37.73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98-01-1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648896" calcext:value-type="float">
            <text:p>37.648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97-01-18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426392" calcext:value-type="float">
            <text:p>37.42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95-12-2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240464" calcext:value-type="float">
            <text:p>37.240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95-01-1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79504" calcext:value-type="float">
            <text:p>37.179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93-12-2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161216" calcext:value-type="float">
            <text:p>37.16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93-01-26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7.09416" calcext:value-type="float">
            <text:p>37.09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92-01-04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92652" calcext:value-type="float">
            <text:p>36.926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91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53028" calcext:value-type="float">
            <text:p>36.530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90-01-23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6.75888" calcext:value-type="float">
            <text:p>36.75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89-03-10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4448" calcext:value-type="float">
            <text:p>35.84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88-04-01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515296" calcext:value-type="float">
            <text:p>35.51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86-12-05 0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5.810952" calcext:value-type="float">
            <text:p>35.810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</text:p>
          </table:table-cell>
          <table:table-cell office:value-type="string" calcext:value-type="string">
            <text:p>NHP-EC-014</text:p>
          </table:table-cell>
          <table:table-cell office:value-type="string" calcext:value-type="string">
            <text:p>1960-06-2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0.7848" calcext:value-type="float">
            <text:p>30.7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276" meta:object-count="0"/>
    <meta:user-defined meta:name="AppVersion">3.0</meta:user-defined>
  </office:meta>
</office:document-meta>
</file>